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43729d" draw:stroke-linejoin="miter" draw:fill="solid" draw:fill-color="#8faadc" draw:textarea-vertical-align="middle" draw:auto-grow-height="false" draw:fit-to-size="false" style:shrink-to-fit="false" fo:min-height="4.078cm" fo:min-width="6.119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18cm" svg:stroke-color="#000000" draw:stroke-linejoin="miter" draw:fill="solid" draw:fill-color="#ffff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159cm" svg:stroke-color="#ff0000" draw:marker-start="msArrowEnd_20_5" draw:marker-start-width="0.477cm" draw:marker-start-center="false" draw:marker-end="msArrowEnd_20_5" draw:marker-end-width="0.477cm" draw:marker-end-center="false" draw:stroke-linejoin="round" draw:fill="none" draw:textarea-vertical-align="top" draw:auto-grow-height="false" fo:min-height="0cm" fo:min-width="6.575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35cm" svg:stroke-color="#43729d" draw:stroke-linejoin="miter" draw:fill="solid" draw:fill-color="#f4b183" draw:textarea-vertical-align="middle" draw:auto-grow-height="false" draw:fit-to-size="false" style:shrink-to-fit="false" fo:min-height="4.078cm" fo:min-width="5.447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solid" svg:stroke-width="0.018cm" svg:stroke-color="#000000" draw:stroke-linejoin="miter" draw:fill="solid" draw:fill-color="#ffff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solid" svg:stroke-width="0.018cm" svg:stroke-color="#000000" draw:stroke-linejoin="miter" draw:fill="solid" draw:fill-color="#ffff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8faadc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3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44546a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4">
          <draw:custom-shape draw:name="Rectangle 2" draw:style-name="gr1" draw:text-style-name="P1" draw:layer="layout" svg:width="6.618cm" svg:height="4.327cm" svg:x="0cm" svg:y="0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1" draw:style-name="gr2" draw:text-style-name="P3" draw:layer="layout" svg:width="4.388cm" svg:height="1.603cm" svg:x="1.115cm" svg:y="1.25cm">
            <text:p text:style-name="P2"><text:span text:style-name="T1">Presentation</text:span></text:p>
            <text:p text:style-name="P2"><text:span text:style-name="T1">Logi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" draw:style-name="gr3" draw:text-style-name="P5" draw:layer="layout" svg:width="4.046cm" svg:height="1.013cm" svg:x="1.286cm" svg:y="4.418cm">
          <text:p text:style-name="P4"><text:span text:style-name="T2">Client – Tier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52" draw:style-name="gr4" draw:text-style-name="P6" draw:layer="layout" svg:width="7.075cm" svg:height="0.001cm" svg:x="6.619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4" draw:style-name="gr5" draw:text-style-name="P5" draw:layer="layout" svg:width="5.558cm" svg:height="1.013cm" svg:x="13.889cm" svg:y="4.418cm">
          <text:p text:style-name="P4"><text:span text:style-name="T2">Data Server – Tier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>
          <draw:custom-shape draw:name="Rectangle 18" draw:style-name="gr6" draw:text-style-name="P7" draw:layer="layout" svg:width="5.946cm" svg:height="4.327cm" svg:x="13.695cm" svg:y="0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1" draw:style-name="gr7" draw:text-style-name="P8" draw:layer="layout" svg:width="3.942cm" svg:height="1.603cm" svg:x="14.697cm" svg:y="0.451cm">
            <text:p text:style-name="P2"><text:span text:style-name="T1">Business</text:span></text:p>
            <text:p text:style-name="P2"><text:span text:style-name="T1">Logi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51" draw:style-name="gr8" draw:text-style-name="P8" draw:layer="layout" svg:width="3.942cm" svg:height="1.603cm" svg:x="14.697cm" svg:y="2.331cm">
          <text:p text:style-name="P2"><text:span text:style-name="T1">Database</text:span></text:p>
          <text:p text:style-name="P2"><text:span text:style-name="T1">Log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71a6da" draw:end-color="#549ada" draw:start-intensity="100%" draw:end-intensity="100%" draw:angle="0" draw:border="0%"/>
    <draw:gradient draw:name="Gradient_20_2" draw:display-name="Gradient 2" draw:style="linear" draw:start-color="#c9c9c9" draw:end-color="#7c7c7c" draw:start-intensity="100%" draw:end-intensity="100%" draw:angle="0" draw:border="0%"/>
    <draw:gradient draw:name="Gradient_20_3" draw:display-name="Gradient 3" draw:style="linear" draw:start-color="#ffd966" draw:end-color="#bf9000" draw:start-intensity="100%" draw:end-intensity="100%" draw:angle="0" draw:border="0%"/>
    <draw:gradient draw:name="Gradient_20_4" draw:display-name="Gradient 4" draw:style="linear" draw:start-color="#f4b183" draw:end-color="#c55a11" draw:start-intensity="100%" draw:end-intensity="100%" draw:angle="0" draw:border="0%"/>
    <draw:gradient draw:name="Gradient_20_5" draw:display-name="Gradient 5" draw:style="linear" draw:start-color="#bfbfbf" draw:end-color="#a6a6a6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9.64cm" fo:page-height="5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1:35:54.498000000</meta:creation-date>
    <dc:date>2018-11-12T12:17:58.982000000</dc:date>
    <meta:editing-duration>PT38M44S</meta:editing-duration>
    <meta:editing-cycles>5</meta:editing-cycles>
    <meta:generator>LibreOffice/6.1.1.2$Windows_x86 LibreOffice_project/5d19a1bfa650b796764388cd8b33a5af1f5baa1b</meta:generator>
    <meta:document-statistic meta:object-count="10"/>
  </office:meta>
</office:document-meta>
</file>